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-L'utilisateur va dans dans l'option emprunter livres qui l'emene vers une page comportant un moteur de recherche</text:p>
      <text:p text:style-name="Standard">2-L'utilisateur cherche le livre de son choix</text:p>
      <text:p text:style-name="Standard">3-Il selectionne ce livre qui l'emmene vers un petit descriptif de l'oeuvre et un bouton “emprunter”</text:p>
      <text:p text:style-name="Standard">4-L'utilisateur selectionne le livre a emprunter</text:p>
      <text:p text:style-name="Standard">5-On lui donne un code d'emprunt et la possibilite de telecharger un recapitulatif de son empru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fdf d</meta:initial-creator>
    <meta:creation-date>2023-01-10T07:39:43.16</meta:creation-date>
    <dc:date>2023-01-10T11:21:04.77</dc:date>
    <dc:creator>gfdf d</dc:creator>
    <meta:editing-duration>PT2H40M5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5" meta:word-count="62" meta:character-count="404"/>
  </office:meta>
</office:document-meta>
</file>